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Address_5f_detail" style:display-name="Table_Address_detail" style:family="table">
      <style:table-properties style:width="7.4708in" table:align="margins"/>
    </style:style>
    <style:style style:name="Table_5f_Address_5f_detail.A" style:display-name="Table_Address_detail.A" style:family="table-column">
      <style:table-column-properties style:column-width="3.7354in" style:rel-column-width="32767*"/>
    </style:style>
    <style:style style:name="Table_5f_Address_5f_detail.B" style:display-name="Table_Address_detail.B" style:family="table-column">
      <style:table-column-properties style:column-width="3.7354in" style:rel-column-width="32768*"/>
    </style:style>
    <style:style style:name="Table_5f_Address_5f_detail.A1" style:display-name="Table_Address_detail.A1" style:family="table-cell">
      <style:table-cell-properties fo:background-color="transparent" fo:padding="0.0382in" fo:border="none">
        <style:background-image/>
      </style:table-cell-properties>
    </style:style>
    <style:style style:name="Table_5f_Title_5f_String" style:display-name="Table_Title_String" style:family="table">
      <style:table-properties style:width="7.4708in" table:align="margins"/>
    </style:style>
    <style:style style:name="Table_5f_Title_5f_String.A" style:display-name="Table_Title_String.A" style:family="table-column">
      <style:table-column-properties style:column-width="7.4708in" style:rel-column-width="65535*"/>
    </style:style>
    <style:style style:name="Table_5f_Title_5f_String.A1" style:display-name="Table_Title_String.A1" style:family="table-cell">
      <style:table-cell-properties fo:padding="0in" fo:border="none"/>
    </style:style>
    <style:style style:name="Header_5f_Order_5f_Reference_5f_Tbl" style:display-name="Header_Order_Reference_Tbl" style:family="table">
      <style:table-properties style:width="7.2667in" fo:margin-left="0.2028in" fo:margin-right="0.0014in" fo:margin-top="0in" fo:margin-bottom="0in" table:align="margins"/>
    </style:style>
    <style:style style:name="Header_5f_Order_5f_Reference_5f_Tbl.A" style:display-name="Header_Order_Reference_Tbl.A" style:family="table-column">
      <style:table-column-properties style:column-width="1.8167in" style:rel-column-width="16383*"/>
    </style:style>
    <style:style style:name="Header_5f_Order_5f_Reference_5f_Tbl.D" style:display-name="Header_Order_Reference_Tbl.D" style:family="table-column">
      <style:table-column-properties style:column-width="1.8167in" style:rel-column-width="16386*"/>
    </style:style>
    <style:style style:name="Header_5f_Order_5f_Reference_5f_Tbl.A1" style:display-name="Header_Order_Reference_Tbl.A1" style:family="table-cell">
      <style:table-cell-properties fo:background-color="transparent" fo:padding="0in" fo:border-left="0.05pt solid #e6e6e6" fo:border-right="none" fo:border-top="0.05pt solid #e6e6e6" fo:border-bottom="0.05pt solid #e6e6e6">
        <style:background-image/>
      </style:table-cell-properties>
    </style:style>
    <style:style style:name="Header_5f_Order_5f_Reference_5f_Tbl.D1" style:display-name="Header_Order_Reference_Tbl.D1" style:family="table-cell">
      <style:table-cell-properties fo:background-color="transparent" fo:padding="0in" fo:border="0.05pt solid #e6e6e6">
        <style:background-image/>
      </style:table-cell-properties>
    </style:style>
    <style:style style:name="Content_5f_Order_5f_Reference_5f_Table" style:display-name="Content_Order_Reference_Table" style:family="table">
      <style:table-properties style:width="7.2667in" fo:margin-left="0.2028in" fo:margin-right="0.0014in" table:align="margins"/>
    </style:style>
    <style:style style:name="Content_5f_Order_5f_Reference_5f_Table.A" style:display-name="Content_Order_Reference_Table.A" style:family="table-column">
      <style:table-column-properties style:column-width="1.8167in" style:rel-column-width="16383*"/>
    </style:style>
    <style:style style:name="Content_5f_Order_5f_Reference_5f_Table.D" style:display-name="Content_Order_Reference_Table.D" style:family="table-column">
      <style:table-column-properties style:column-width="1.8167in" style:rel-column-width="16386*"/>
    </style:style>
    <style:style style:name="Content_5f_Order_5f_Reference_5f_Table.A1" style:display-name="Content_Order_Reference_Table.A1" style:family="table-cell">
      <style:table-cell-properties fo:padding="0in" fo:border-left="0.05pt solid #e6e6e6" fo:border-right="none" fo:border-top="0.05pt solid #e6e6e6" fo:border-bottom="0.05pt solid #e6e6e6"/>
    </style:style>
    <style:style style:name="Content_5f_Order_5f_Reference_5f_Table.D1" style:display-name="Content_Order_Reference_Table.D1" style:family="table-cell">
      <style:table-cell-properties fo:padding="0in" fo:border="0.05pt solid #e6e6e6"/>
    </style:style>
    <style:style style:name="Move_5f_Line_5f_Header" style:display-name="Move_Line_Header" style:family="table">
      <style:table-properties style:width="7.1875in" fo:margin-left="0.2028in" fo:margin-right="0.0806in" table:align="margins"/>
    </style:style>
    <style:style style:name="Move_5f_Line_5f_Header.A" style:display-name="Move_Line_Header.A" style:family="table-column">
      <style:table-column-properties style:column-width="1.3063in" style:rel-column-width="11910*"/>
    </style:style>
    <style:style style:name="Move_5f_Line_5f_Header.B" style:display-name="Move_Line_Header.B" style:family="table-column">
      <style:table-column-properties style:column-width="3.4472in" style:rel-column-width="31431*"/>
    </style:style>
    <style:style style:name="Move_5f_Line_5f_Header.C" style:display-name="Move_Line_Header.C" style:family="table-column">
      <style:table-column-properties style:column-width="1.2285in" style:rel-column-width="11201*"/>
    </style:style>
    <style:style style:name="Move_5f_Line_5f_Header.D" style:display-name="Move_Line_Header.D" style:family="table-column">
      <style:table-column-properties style:column-width="1.2056in" style:rel-column-width="10993*"/>
    </style:style>
    <style:style style:name="Move_5f_Line_5f_Header.1" style:display-name="Move_Line_Header.1" style:family="table-row">
      <style:table-row-properties style:min-row-height="0.3243in"/>
    </style:style>
    <style:style style:name="Move_5f_Line_5f_Header.A1" style:display-name="Move_Line_Header.A1" style:family="table-cell">
      <style:table-cell-properties fo:background-color="transparent" fo:padding="0in" fo:border-left="none" fo:border-right="none" fo:border-top="none" fo:border-bottom="0.05pt solid #000000">
        <style:background-image/>
      </style:table-cell-properties>
    </style:style>
    <style:style style:name="Move_5f_Line_5f_Contect_5f_Assign_5f_State" style:display-name="Move_Line_Contect_Assign_State" style:family="table">
      <style:table-properties style:width="7.2438in" fo:margin-left="0.1924in" fo:margin-right="0.0347in" table:align="margins"/>
    </style:style>
    <style:style style:name="Move_5f_Line_5f_Contect_5f_Assign_5f_State.A" style:display-name="Move_Line_Contect_Assign_State.A" style:family="table-column">
      <style:table-column-properties style:column-width="1.3139in" style:rel-column-width="11886*"/>
    </style:style>
    <style:style style:name="Move_5f_Line_5f_Contect_5f_Assign_5f_State.B" style:display-name="Move_Line_Contect_Assign_State.B" style:family="table-column">
      <style:table-column-properties style:column-width="3.4611in" style:rel-column-width="31313*"/>
    </style:style>
    <style:style style:name="Move_5f_Line_5f_Contect_5f_Assign_5f_State.C" style:display-name="Move_Line_Contect_Assign_State.C" style:family="table-column">
      <style:table-column-properties style:column-width="1.2354in" style:rel-column-width="11176*"/>
    </style:style>
    <style:style style:name="Move_5f_Line_5f_Contect_5f_Assign_5f_State.D" style:display-name="Move_Line_Contect_Assign_State.D" style:family="table-column">
      <style:table-column-properties style:column-width="1.2333in" style:rel-column-width="11160*"/>
    </style:style>
    <style:style style:name="Move_5f_Line_5f_Contect_5f_Assign_5f_State.1" style:display-name="Move_Line_Contect_Assign_State.1" style:family="table-row">
      <style:table-row-properties style:min-row-height="0.0521in"/>
    </style:style>
    <style:style style:name="Move_5f_Line_5f_Contect_5f_Assign_5f_State.A1" style:display-name="Move_Line_Contect_Assign_State.A1" style:family="table-cell">
      <style:table-cell-properties fo:background-color="transparent" fo:padding="0.0382in" fo:border-left="none" fo:border-right="none" fo:border-top="none" fo:border-bottom="0.05pt solid #e6e6e6">
        <style:background-image/>
      </style:table-cell-properties>
    </style:style>
    <style:style style:name="Table1" style:family="table">
      <style:table-properties style:width="7.2292in" fo:margin-left="0.1924in" fo:margin-right="0.0493in" table:align="margins"/>
    </style:style>
    <style:style style:name="Table1.A" style:family="table-column">
      <style:table-column-properties style:column-width="1.3222in" style:rel-column-width="11986*"/>
    </style:style>
    <style:style style:name="Table1.B" style:family="table-column">
      <style:table-column-properties style:column-width="3.45in" style:rel-column-width="31275*"/>
    </style:style>
    <style:style style:name="Table1.C" style:family="table-column">
      <style:table-column-properties style:column-width="1.2368in" style:rel-column-width="11212*"/>
    </style:style>
    <style:style style:name="Table1.D" style:family="table-column">
      <style:table-column-properties style:column-width="1.2201in" style:rel-column-width="11062*"/>
    </style:style>
    <style:style style:name="Table1.1" style:family="table-row">
      <style:table-row-properties style:min-row-height="0.0521in"/>
    </style:style>
    <style:style style:name="Table1.A1" style:family="table-cell">
      <style:table-cell-properties fo:background-color="transparent" fo:padding="0in" fo:border-left="none" fo:border-right="none" fo:border-top="none" fo:border-bottom="0.05pt solid #e6e6e6">
        <style:background-image/>
      </style:table-cell-properties>
    </style:style>
    <style:style style:name="P1" style:family="paragraph" style:parent-style-name="terp_5f_default_5f_8">
      <style:text-properties fo:font-size="9pt" style:font-size-asian="9pt" style:font-size-complex="9pt"/>
    </style:style>
    <style:style style:name="P2" style:family="paragraph" style:parent-style-name="terp_5f_default_5f_2">
      <style:text-properties fo:font-size="9pt" style:font-size-asian="7.84999990463257pt" style:font-size-complex="9pt"/>
    </style:style>
    <style:style style:name="P3" style:family="paragraph" style:parent-style-name="terp_5f_default_5f_9">
      <style:text-properties fo:font-size="9pt" style:font-size-asian="7.84999990463257pt" style:font-size-complex="9pt"/>
    </style:style>
    <style:style style:name="P4" style:family="paragraph" style:parent-style-name="terp_5f_default_5f_9">
      <style:text-properties fo:font-size="8pt" style:font-size-asian="8pt" style:font-size-complex="8pt"/>
    </style:style>
    <style:style style:name="T1" style:family="text">
      <style:text-properties fo:font-size="8.5pt" style:font-size-asian="8.5pt" style:font-size-complex="8.5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repeatIn(objects,'picking')]] </text:p>
      <text:p text:style-name="terp_5f_default_5f_8">[[ setLang(picking.partner_id.lang) ]]</text:p>
      <table:table table:name="Table_Address_detail" table:style-name="Table_5f_Address_5f_detail">
        <table:table-column table:style-name="Table_5f_Address_5f_detail.A"/>
        <table:table-column table:style-name="Table_5f_Address_5f_detail.B"/>
        <table:table-row>
          <table:table-cell table:style-name="Table_5f_Address_5f_detail.A1" office:value-type="string">
            <text:p text:style-name="P1">[[ (picking.address_id and picking.address_id.partner_id and picking.address_id.partner_id.company_ext) or '' ]]</text:p>
            <text:p text:style-name="P1">[[ (picking.address_id and picking.address_id.partner_id and picking.address_id.partner_id.department_company_ext) or '' ]]</text:p>
            <text:p text:style-name="P1">[[ (picking.address_id and picking.address_id.title and picking.address_id.title.name) or '' ]] [[ (picking.address_id and picking.address_id.prename) or '' ]] [[ (picking.address_id and <text:s/>picking.address_id.name) or '' ]]</text:p>
            <text:p text:style-name="P1">[[ (picking.address_id and picking.address_id.street) or '' ]]</text:p>
            <text:p text:style-name="P1">[[ (picking.address_id and picking.address_id.street2) or removePartentNode('para') ]]</text:p>
            <text:p text:style-name="P1">[[ (picking.address_id and picking.address_id.zip) or '' ]] [[ (picking.address_id and picking.address_id.city) or '' ]]</text:p>
          </table:table-cell>
          <table:table-cell table:style-name="Table_5f_Address_5f_detail.A1" office:value-type="string">
            <text:p text:style-name="terp_5f_default_5f_Bold_5f_9"/>
          </table:table-cell>
        </table:table-row>
      </table:table>
      <text:p text:style-name="terp_5f_default_5f_5cm_5f_Above_5f_Space"/>
      <text:p text:style-name="terp_5f_default_5f_5cm_5f_Above_5f_Space"/>
      <table:table table:name="Table_Title_String" table:style-name="Table_5f_Title_5f_String">
        <table:table-column table:style-name="Table_5f_Title_5f_String.A"/>
        <table:table-row>
          <table:table-cell table:style-name="Table_5f_Title_5f_String.A1" office:value-type="string">
            <text:p text:style-name="terp_5f_header">Packing List: [[ picking.name ]]</text:p>
          </table:table-cell>
        </table:table-row>
      </table:table>
      <text:p text:style-name="terp_5f_default_5f_5cm_5f_Above_5f_Space"/>
      <table:table table:name="Header_Order_Reference_Tbl" table:style-name="Header_5f_Order_5f_Reference_5f_Tbl">
        <table:table-column table:style-name="Header_5f_Order_5f_Reference_5f_Tbl.A" table:number-columns-repeated="3"/>
        <table:table-column table:style-name="Header_5f_Order_5f_Reference_5f_Tbl.D"/>
        <table:table-row>
          <table:table-cell table:style-name="Header_5f_Order_5f_Reference_5f_Tbl.A1" office:value-type="string">
            <text:p text:style-name="terp_5f_tblheader_5f_General_5f_Centre">Order(Origin)</text:p>
          </table:table-cell>
          <table:table-cell table:style-name="Header_5f_Order_5f_Reference_5f_Tbl.A1" office:value-type="string">
            <text:p text:style-name="terp_5f_tblheader_5f_General_5f_Centre">Recipient</text:p>
          </table:table-cell>
          <table:table-cell table:style-name="Header_5f_Order_5f_Reference_5f_Tbl.A1" office:value-type="string">
            <text:p text:style-name="terp_5f_tblheader_5f_General_5f_Centre">Expected Shipping Date </text:p>
          </table:table-cell>
          <table:table-cell table:style-name="Header_5f_Order_5f_Reference_5f_Tbl.D1" office:value-type="string">
            <text:p text:style-name="terp_5f_tblheader_5f_General_5f_Centre">Prepared by:</text:p>
          </table:table-cell>
        </table:table-row>
      </table:table>
      <table:table table:name="Content_Order_Reference_Table" table:style-name="Content_5f_Order_5f_Reference_5f_Table">
        <table:table-column table:style-name="Content_5f_Order_5f_Reference_5f_Table.A" table:number-columns-repeated="3"/>
        <table:table-column table:style-name="Content_5f_Order_5f_Reference_5f_Table.D"/>
        <table:table-row>
          <table:table-cell table:style-name="Content_5f_Order_5f_Reference_5f_Table.A1" office:value-type="string">
            <text:p text:style-name="terp_5f_default_5f_Centre_5f_8">[[ picking.client_order_ref or '']]</text:p>
          </table:table-cell>
          <table:table-cell table:style-name="Content_5f_Order_5f_Reference_5f_Table.A1" office:value-type="string">
            <text:p text:style-name="terp_5f_default_5f_Centre_5f_8">[[ (picking.address_id <text:s/>and picking.address_id.title.name) or '' ]] [[ (picking.address_id <text:s/>and picking.address_id.name) or '' ]] </text:p>
          </table:table-cell>
          <table:table-cell table:style-name="Content_5f_Order_5f_Reference_5f_Table.A1" office:value-type="string">
            <text:p text:style-name="terp_5f_default_5f_Centre_5f_8"><text:s/>[[ <text:s/>formatLang(picking.date,date = True) ]]</text:p>
          </table:table-cell>
          <table:table-cell table:style-name="Content_5f_Order_5f_Reference_5f_Table.D1" office:value-type="string">
            <text:p text:style-name="terp_5f_default_5f_Centre_5f_9">[[ picking.write_uid and picking.write_uid.name or picking.create_uid and picking.create_uid.name or '' ]]</text:p>
          </table:table-cell>
        </table:table-row>
      </table:table>
      <text:p text:style-name="terp_5f_default_5f_5cm_5f_Above_5f_Space"/>
      <text:p text:style-name="P4">[[ (picking .note <text:s/>and format(picking .note )) or removeParentNode('para') ]]</text:p>
      <text:p text:style-name="terp_5f_default_5f_5cm_5f_Above_5f_Space"/>
      <table:table table:name="Move_Line_Header" table:style-name="Move_5f_Line_5f_Header">
        <table:table-column table:style-name="Move_5f_Line_5f_Header.A"/>
        <table:table-column table:style-name="Move_5f_Line_5f_Header.B"/>
        <table:table-column table:style-name="Move_5f_Line_5f_Header.C"/>
        <table:table-column table:style-name="Move_5f_Line_5f_Header.D"/>
        <table:table-header-rows>
          <table:table-row table:style-name="Move_5f_Line_5f_Header.1">
            <table:table-cell table:style-name="Move_5f_Line_5f_Header.A1" office:value-type="string">
              <text:p text:style-name="terp_5f_tblheader_5f_Details">Manufacturer</text:p>
            </table:table-cell>
            <table:table-cell table:style-name="Move_5f_Line_5f_Header.A1" office:value-type="string">
              <text:p text:style-name="terp_5f_tblheader_5f_Details">Description</text:p>
            </table:table-cell>
            <table:table-cell table:style-name="Move_5f_Line_5f_Header.A1" office:value-type="string">
              <text:p text:style-name="terp_5f_tblheader_5f_Details_5f_Centre">Lot</text:p>
            </table:table-cell>
            <table:table-cell table:style-name="Move_5f_Line_5f_Header.A1" office:value-type="string">
              <text:p text:style-name="terp_5f_tblheader_5f_Details_5f_Right">Quantity</text:p>
            </table:table-cell>
          </table:table-row>
        </table:table-header-rows>
      </table:table>
      <text:section text:style-name="Sect1" text:name="Section1">
        <text:p text:style-name="terp_5f_default_5f_2">[[ repeatIn([line for line in picking.move_lines if (line.state == 'confirmed' or line.state=='done' or line.state=='assigned')],'move_lines') ]]</text:p>
        <text:p text:style-name="terp_5f_default_5f_2">[[ (picking.move_lines!=[] and removeParentNode('para')) or removeParentNode('section')]]</text:p>
        <table:table table:name="Move_Line_Contect_Assign_State" table:style-name="Move_5f_Line_5f_Contect_5f_Assign_5f_State">
          <table:table-column table:style-name="Move_5f_Line_5f_Contect_5f_Assign_5f_State.A"/>
          <table:table-column table:style-name="Move_5f_Line_5f_Contect_5f_Assign_5f_State.B"/>
          <table:table-column table:style-name="Move_5f_Line_5f_Contect_5f_Assign_5f_State.C"/>
          <table:table-column table:style-name="Move_5f_Line_5f_Contect_5f_Assign_5f_State.D"/>
          <table:table-row table:style-name="Move_5f_Line_5f_Contect_5f_Assign_5f_State.1">
            <table:table-cell table:style-name="Move_5f_Line_5f_Contect_5f_Assign_5f_State.A1" office:value-type="string">
              <text:p text:style-name="terp_5f_default_5f_9">[[ move_lines.product_id.seller_id and move_lines.product_id.seller_id.name or '' ]]</text:p>
            </table:table-cell>
            <table:table-cell table:style-name="Move_5f_Line_5f_Contect_5f_Assign_5f_State.A1" office:value-type="string">
              <text:p text:style-name="terp_5f_default_5f_9"><text:span text:style-name="T1">[ [[ (move_lines.product_id.default_code) or removeParentNode('font') ]] ]</text:span> [[ move_lines.product_id.name ]] [[ move_lines.product_id.variants or '']] </text:p>
            </table:table-cell>
            <table:table-cell table:style-name="Move_5f_Line_5f_Contect_5f_Assign_5f_State.A1" office:value-type="string">
              <text:p text:style-name="terp_5f_default_5f_Centre_5f_9">[[ (move_lines.prodlot_id and move_lines.prodlot_id.name) or <text:s/>'' ]]</text:p>
            </table:table-cell>
            <table:table-cell table:style-name="Move_5f_Line_5f_Contect_5f_Assign_5f_State.A1" office:value-type="string">
              <text:p text:style-name="terp_5f_default_5f_Right_5f_9">[[ formatLang(move_lines.product_qty, digits=0) ]] [[ move_lines.product_uom.name ]]</text:p>
            </table:table-cell>
          </table:table-row>
        </table:table>
      </text:section>
      <text:p text:style-name="terp_5f_default_5f_Bold_5f_9">[[ ([line for line in picking.move_lines if (line.state == 'draft' <text:s/>or line.state=='waiting' )]) <text:s/>and 'Non Assigned Products:' or removeParentNode('para') ]]</text:p>
      <text:p text:style-name="terp_5f_default_5f_2"><text:s/></text:p>
      <text:section text:style-name="Sect1" text:name="Section2">
        <text:p text:style-name="terp_5f_default_5f_2">[[ repeatIn([line for line in picking.move_lines if (line.state == 'draft' or line.state=='waiting')],'move_lines') ]]</text:p>
        <text:p text:style-name="terp_5f_default_5f_2">[[ (picking.move_lines!=[] and removeParentNode('para')) or removeParentNode('section')]]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terp_5f_default_5f_9">[[ move_lines.product_id.seller_id and move_lines.product_id.seller_id.name or '' ]]</text:p>
            </table:table-cell>
            <table:table-cell table:style-name="Table1.A1" office:value-type="string">
              <text:p text:style-name="terp_5f_default_5f_9"><text:span text:style-name="T1">[ [[ (move_lines.product_id.default_code) or removeParentNode('font') ]] ]</text:span> [[ move_lines.product_id.name ]] [[ move_lines.product_id.variants or '']]</text:p>
            </table:table-cell>
            <table:table-cell table:style-name="Table1.A1" office:value-type="string">
              <text:p text:style-name="terp_5f_default_5f_Centre_5f_9">[[ (move_lines.prodlot_id and move_lines.prodlot_id.name) or <text:s/>'' ]]</text:p>
            </table:table-cell>
            <table:table-cell table:style-name="Table1.A1" office:value-type="string">
              <text:p text:style-name="terp_5f_default_5f_Right_5f_9">[[ formatLang(move_lines.product_qty, digits=0) ]] [[ move_lines.product_uom.name ]]</text:p>
            </table:table-cell>
          </table:table-row>
        </table:table>
      </text:section>
      <text:p text:style-name="terp_5f_default_5f_2"/>
      <text:p text:style-name="terp_5f_default_5f_2"/>
      <text:p text:style-name="P2"/>
      <text:p text:style-name="P2"/>
      <text:p text:style-name="P2"/>
      <text:p text:style-name="P2"/>
      <text:p text:style-name="P3">Subject to our terms and conditions we reserve all proprietary rights until full payment of our deliver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in" fo:margin-bottom="0in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0398in" fo:margin-bottom="0in" style:contextual-spacing="false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0055in" fo:margin-right="0.7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Vinay Rana</meta:initial-creator>
    <meta:creation-date>2008-08-26T11:04:38</meta:creation-date>
    <dc:date>2013-06-02T17:54:40</dc:date>
    <meta:editing-cycles>487</meta:editing-cycles>
    <meta:editing-duration>P2DT2H28M26S</meta:editing-duration>
    <meta:document-statistic meta:table-count="7" meta:image-count="0" meta:object-count="0" meta:page-count="1" meta:paragraph-count="37" meta:word-count="280" meta:character-count="2784" meta:non-whitespace-character-count="2525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